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-name="Transparency_20_1" draw:textarea-horizontal-align="justify" draw:textarea-vertical-align="middle" draw:auto-grow-height="false" fo:min-height="2.05cm" fo:min-width="8.6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.4cm"/>
    </style:style>
    <style:style style:name="gr5" style:family="graphic" style:parent-style-name="measure" style:list-style-name="L1">
      <style:graphic-properties draw:textarea-vertical-align="middle" draw:line-distance="0.772cm"/>
    </style:style>
    <style:style style:name="gr6" style:family="graphic" style:parent-style-name="measure" style:list-style-name="L2">
      <style:graphic-properties draw:stroke="none" draw:fill="none" fo:min-height="0.476cm"/>
    </style:style>
    <style:style style:name="gr7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00" draw:opacity-name="Transparency_20_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6.9cm" svg:x="-2.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cm" svg:y1="8cm" svg:x2="17cm" svg:y2="8cm">
          <text:p/>
        </draw:line>
        <draw:custom-shape draw:style-name="gr3" draw:text-style-name="P4" draw:layer="layout" svg:width="6cm" svg:height="2cm" svg:x="10.6cm" svg:y="6cm">
          <text:p text:style-name="P3">Paper box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8cm" svg:height="0.5cm" svg:x="6.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5" draw:text-style-name="P6" draw:layer="measurelines" svg:x1="10.6cm" svg:y1="7.9cm" svg:x2="6.998cm" svg:y2="7.909cm">
          <text:p text:style-name="P6"><text:measure text:kind="gap"/>Box displacement <text:measure text:kind="gap"/></text:p>
        </draw:measure>
        <draw:frame draw:style-name="gr6" draw:text-style-name="P7" draw:layer="layout" svg:width="0.502cm" svg:height="0.726cm" svg:x="9.063cm" svg:y="8.76cm">
          <draw:text-box>
            <text:p/>
          </draw:text-box>
        </draw:frame>
        <draw:line draw:style-name="gr7" draw:text-style-name="P2" draw:layer="layout" svg:x1="7cm" svg:y1="8cm" svg:x2="7cm" svg:y2="1.5cm">
          <text:p/>
        </draw:line>
        <draw:measure draw:style-name="gr8" draw:text-style-name="P3" draw:layer="measurelines" svg:x1="2.6cm" svg:y1="8cm" svg:x2="2.6cm" svg:y2="1.5cm">
          <text:p text:style-name="P6">119<text:measure text:kind="unit">cm</text:measure><text:measure text:kind="gap"/></text:p>
        </draw:measure>
        <draw:line draw:style-name="gr9" draw:text-style-name="P2" draw:layer="layout" svg:x1="7.8cm" svg:y1="1.5cm" svg:x2="2.4cm" svg:y2="1.5cm">
          <text:p/>
        </draw:line>
        <draw:frame draw:style-name="gr10" draw:text-style-name="P8" draw:layer="layout" svg:width="7.927cm" svg:height="0.962cm" svg:x="7.773cm" svg:y="0.9cm">
          <draw:text-box>
            <text:p>Luminaire and light s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3:51:39.583000000</meta:creation-date>
    <dc:date>2017-09-14T14:29:54.419000000</dc:date>
    <meta:editing-duration>PT7M35S</meta:editing-duration>
    <meta:editing-cycles>1</meta:editing-cycles>
    <meta:document-statistic meta:object-count="10"/>
    <meta:generator>LibreOffice/5.1.2.2$Windows_x86 LibreOffice_project/d3bf12ecb743fc0d20e0be0c58ca359301eb705f</meta:generator>
  </office:meta>
</office:document-meta>
</file>